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nter Medium" svg:font-family="'Inter Mediu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.72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standard">
      <style:graphic-properties svg:stroke-color="#a1467e" draw:fill-color="#bf819e" draw:textarea-horizontal-align="justify" draw:textarea-vertical-align="middle" draw:auto-grow-height="false" fo:min-height="1.655cm" fo:min-width="2.992cm"/>
      <style:paragraph-properties style:writing-mode="lr-tb"/>
    </style:style>
    <style:style style:name="gr4" style:family="graphic" style:parent-style-name="standard">
      <style:graphic-properties svg:stroke-color="#069a2e" draw:fill-color="#77bc65" draw:textarea-horizontal-align="justify" draw:textarea-vertical-align="middle" draw:auto-grow-height="false" fo:min-height="1.655cm" fo:min-width="2.675cm"/>
      <style:paragraph-properties style:writing-mode="lr-tb"/>
    </style:style>
    <style:style style:name="gr5" style:family="graphic" style:parent-style-name="standard">
      <style:graphic-properties svg:stroke-color="#ff972f" draw:fill-color="#ffb66c" draw:textarea-horizontal-align="justify" draw:textarea-vertical-align="middle" draw:auto-grow-height="false" fo:min-height="1.655cm" fo:min-width="2.675cm"/>
      <style:paragraph-properties style:writing-mode="lr-tb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objectwithoutfill">
      <style:graphic-properties svg:stroke-color="#000000" draw:fill="none" draw:textarea-vertical-align="top"/>
      <style:paragraph-properties style:writing-mode="lr-tb"/>
    </style:style>
    <style:style style:name="gr8" style:family="graphic" style:parent-style-name="objectwithoutfill">
      <style:graphic-properties svg:stroke-color="#000000" draw:fill="none" draw:textarea-vertical-align="bottom"/>
      <style:paragraph-properties style:writing-mode="lr-tb"/>
    </style:style>
    <style:style style:name="gr9" style:family="graphic" style:parent-style-name="standard">
      <style:graphic-properties svg:stroke-color="#3465a4" draw:fill-color="#729fcf" draw:textarea-horizontal-align="justify" draw:textarea-vertical-align="middle" draw:auto-grow-height="false" fo:min-height="1.02cm" fo:min-width="2.04cm"/>
      <style:paragraph-properties style:writing-mode="lr-tb"/>
    </style:style>
    <style:style style:name="gr10" style:family="graphic" style:parent-style-name="standard">
      <style:graphic-properties svg:stroke-color="#a1467e" draw:fill-color="#bf819e" draw:textarea-horizontal-align="justify" draw:textarea-vertical-align="middle" draw:auto-grow-height="false" fo:min-height="1.655cm" fo:min-width="2.993cm"/>
      <style:paragraph-properties style:writing-mode="lr-tb"/>
    </style:style>
    <style:style style:name="gr11" style:family="graphic" style:parent-style-name="standard">
      <style:graphic-properties svg:stroke-color="#3465a4" draw:fill-color="#729fcf" draw:textarea-horizontal-align="justify" draw:textarea-vertical-align="middle" draw:auto-grow-height="false" fo:min-height="1.02cm" fo:min-width="3.628cm"/>
      <style:paragraph-properties style:writing-mode="lr-tb"/>
    </style:style>
    <style:style style:name="gr12" style:family="graphic" style:parent-style-name="standard">
      <style:graphic-properties svg:stroke-color="#127622" draw:fill-color="#77bc65" draw:textarea-horizontal-align="justify" draw:textarea-vertical-align="middle" draw:auto-grow-height="false" fo:min-height="1.655cm" fo:min-width="2.675cm"/>
      <style:paragraph-properties style:writing-mode="lr-tb"/>
    </style:style>
    <style:style style:name="gr13" style:family="graphic" style:parent-style-name="standard">
      <style:graphic-properties draw:stroke="none" svg:stroke-color="#3465a4" draw:opacity="3%" draw:textarea-horizontal-align="justify" draw:textarea-vertical-align="middle" draw:auto-grow-height="false" fo:min-height="1.337cm" fo:min-width="3.31cm"/>
      <style:paragraph-properties style:writing-mode="lr-tb"/>
    </style:style>
    <style:style style:name="gr14" style:family="graphic" style:parent-style-name="standard">
      <style:graphic-properties svg:stroke-color="#666666" draw:fill-color="#999999" draw:textarea-horizontal-align="justify" draw:textarea-vertical-align="middle" draw:auto-grow-height="false" fo:min-height="0.703cm" fo:min-width="1.4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f819e"/>
      <style:paragraph-properties fo:text-align="center"/>
    </style:style>
    <style:style style:name="P3" style:family="paragraph">
      <loext:graphic-properties draw:fill-color="#77bc65"/>
      <style:paragraph-properties fo:text-align="center"/>
    </style:style>
    <style:style style:name="P4" style:family="paragraph">
      <loext:graphic-properties draw:fill-color="#ffb66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</style:style>
    <style:style style:name="P8" style:family="paragraph">
      <style:paragraph-properties fo:margin-top="0cm" fo:margin-bottom="0cm" fo:text-align="center"/>
    </style:style>
    <style:style style:name="P9" style:family="paragraph">
      <loext:graphic-properties draw:fill="none"/>
      <style:paragraph-properties fo:margin-top="0.508cm" fo:margin-bottom="0cm" fo:text-align="center"/>
    </style:style>
    <style:style style:name="P10" style:family="paragraph">
      <loext:graphic-properties draw:fill-color="#729fcf"/>
      <style:paragraph-properties fo:text-align="center"/>
    </style:style>
    <style:style style:name="P11" style:family="paragraph">
      <style:paragraph-properties fo:text-align="center"/>
      <style:text-properties style:font-name="Liberation Sans1"/>
    </style:style>
    <style:style style:name="P12" style:family="paragraph">
      <loext:graphic-properties draw:opacity="3%"/>
      <style:paragraph-properties fo:text-align="center"/>
      <style:text-properties style:font-name="Liberation Sans1"/>
    </style:style>
    <style:style style:name="P13" style:family="paragraph">
      <loext:graphic-properties draw:opacity="3%"/>
      <style:paragraph-properties fo:text-align="center"/>
    </style:style>
    <style:style style:name="P14" style:family="paragraph">
      <loext:graphic-properties draw:fill-color="#999999"/>
      <style:paragraph-properties fo:text-align="center"/>
    </style:style>
    <style:style style:name="T1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223cm" svg:height="1.27cm" svg:x="13.382cm" svg:y="2.27cm">
          <text:p text:style-name="P1">cod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54cm" svg:height="1.27cm" svg:x="9.254cm" svg:y="5.127cm">
          <text:p text:style-name="P1">while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492cm" svg:height="1.905cm" svg:x="4.809cm" svg:y="8.937cm">
          <text:p text:style-name="P1">compare</text:p>
          <text:p text:style-name="P1">op: !=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3.175cm" svg:height="1.905cm" svg:x="2.905cm" svg:y="12.112cm">
          <text:p text:style-name="P1">variable</text:p>
          <text:p text:style-name="P1">name: a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3.175cm" svg:height="1.905cm" svg:x="7.032cm" svg:y="12.112cm">
          <text:p text:style-name="P1">constant</text:p>
          <text:p text:style-name="P1">value: 0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0.524cm" svg:y1="5.127cm" svg:x2="14.493cm" svg:y2="3.54cm" draw:start-shape="id1" draw:start-glue-point="0" draw:end-shape="id2" draw:end-glue-point="2" svg:d="M10524 5127l3969-1587" svg:viewBox="0 0 3970 1588">
          <text:p/>
        </draw:connector>
        <draw:connector draw:style-name="gr6" draw:text-style-name="P5" draw:layer="layout" draw:type="line" svg:x1="18.461cm" svg:y1="5.127cm" svg:x2="14.493cm" svg:y2="3.54cm" draw:start-shape="id3" draw:start-glue-point="0" draw:end-shape="id2" draw:end-glue-point="2" svg:d="M18461 5127l-3968-1587" svg:viewBox="0 0 3969 1588">
          <text:p/>
        </draw:connector>
        <draw:connector draw:style-name="gr7" draw:text-style-name="P7" draw:layer="layout" draw:type="line" svg:x1="6.555cm" svg:y1="8.937cm" svg:x2="10.524cm" svg:y2="6.397cm" draw:start-shape="id4" draw:start-glue-point="0" draw:end-shape="id1" draw:end-glue-point="2" svg:d="M6555 8937l3969-2540" svg:viewBox="0 0 3970 2541">
          <text:p text:style-name="P6"/>
        </draw:connector>
        <draw:connector draw:style-name="gr6" draw:text-style-name="P5" draw:layer="layout" draw:type="line" svg:x1="4.492cm" svg:y1="12.112cm" svg:x2="6.555cm" svg:y2="10.842cm" draw:start-shape="id5" draw:start-glue-point="0" draw:end-shape="id4" draw:end-glue-point="2" svg:d="M4492 12112l2063-1270" svg:viewBox="0 0 2064 1271">
          <text:p/>
        </draw:connector>
        <draw:connector draw:style-name="gr6" draw:text-style-name="P5" draw:layer="layout" draw:type="line" svg:x1="8.619cm" svg:y1="12.112cm" svg:x2="6.555cm" svg:y2="10.842cm" draw:start-shape="id6" draw:start-glue-point="0" draw:end-shape="id4" draw:end-glue-point="2" svg:d="M8619 12112l-2064-1270" svg:viewBox="0 0 2065 1271">
          <text:p/>
        </draw:connector>
        <draw:custom-shape draw:style-name="gr2" draw:text-style-name="P1" xml:id="id3" draw:id="id3" draw:layer="layout" svg:width="2.54cm" svg:height="1.27cm" svg:x="17.191cm" svg:y="5.127cm">
          <text:p text:style-name="P1">return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3.175cm" svg:height="1.905cm" svg:x="16.873cm" svg:y="7.35cm">
          <text:p text:style-name="P1">variable</text:p>
          <text:p text:style-name="P1">name: b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8.461cm" svg:y1="6.397cm" svg:x2="18.46cm" svg:y2="7.35cm" draw:start-shape="id3" draw:start-glue-point="2" draw:end-shape="id7" draw:end-glue-point="0" svg:d="M18461 6397l-1 953" svg:viewBox="0 0 2 954">
          <text:p/>
        </draw:connector>
        <draw:custom-shape draw:style-name="gr2" draw:text-style-name="P1" xml:id="id8" draw:id="id8" draw:layer="layout" svg:width="2.54cm" svg:height="1.27cm" svg:x="14.335cm" svg:y="12.43cm">
          <text:p text:style-name="P1">branch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10.524cm" svg:y1="6.397cm" svg:x2="15.605cm" svg:y2="12.43cm" draw:start-shape="id1" draw:start-glue-point="2" draw:end-shape="id8" draw:end-glue-point="0" svg:d="M10524 6397l5081 6033" svg:viewBox="0 0 5082 6034">
          <text:p text:style-name="P8"/>
        </draw:connector>
        <draw:custom-shape draw:style-name="gr3" draw:text-style-name="P2" xml:id="id9" draw:id="id9" draw:layer="layout" svg:width="3.492cm" svg:height="1.905cm" svg:x="4.492cm" svg:y="16.24cm">
          <text:p text:style-name="P1">compare</text:p>
          <text:p text:style-name="P1">op: &gt;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6.238cm" svg:y1="16.24cm" svg:x2="15.605cm" svg:y2="13.7cm" draw:start-shape="id9" draw:start-glue-point="0" draw:end-shape="id8" draw:end-glue-point="2" svg:d="M6238 16240l9367-2540" svg:viewBox="0 0 9368 2541">
          <text:p/>
        </draw:connector>
        <draw:connector draw:style-name="gr6" draw:text-style-name="P5" draw:layer="layout" draw:type="line" svg:x1="15.605cm" svg:y1="16.557cm" svg:x2="15.605cm" svg:y2="13.7cm" draw:start-shape="id10" draw:start-glue-point="0" draw:end-shape="id8" draw:end-glue-point="2" svg:d="M15605 16557v-2857" svg:viewBox="0 0 1 2858">
          <text:p/>
        </draw:connector>
        <draw:connector draw:style-name="gr6" draw:text-style-name="P5" draw:layer="layout" draw:type="line" svg:x1="25.605cm" svg:y1="16.557cm" svg:x2="15.605cm" svg:y2="13.7cm" draw:start-shape="id11" draw:start-glue-point="0" draw:end-shape="id8" draw:end-glue-point="2" svg:d="M25605 16557l-10000-2857" svg:viewBox="0 0 10001 2858">
          <text:p/>
        </draw:connector>
        <draw:custom-shape draw:style-name="gr4" draw:text-style-name="P3" xml:id="id20" draw:id="id20" draw:layer="layout" svg:width="3.175cm" svg:height="1.905cm" svg:x="2.905cm" svg:y="19.732cm">
          <text:p text:style-name="P1">variable</text:p>
          <text:p text:style-name="P1">name: a</text:p>
          <draw:enhanced-geometry svg:viewBox="0 0 21600 21600" draw:type="rectangle" draw:enhanced-path="M 0 0 L 21600 0 21600 21600 0 21600 0 0 Z N"/>
        </draw:custom-shape>
        <draw:custom-shape draw:style-name="gr4" draw:text-style-name="P3" xml:id="id21" draw:id="id21" draw:layer="layout" svg:width="3.175cm" svg:height="1.905cm" svg:x="6.397cm" svg:y="19.732cm">
          <text:p text:style-name="P1">variable</text:p>
          <text:p text:style-name="P1">name: b</text:p>
          <draw:enhanced-geometry svg:viewBox="0 0 21600 21600" draw:type="rectangle" draw:enhanced-path="M 0 0 L 21600 0 21600 21600 0 21600 0 0 Z N"/>
        </draw:custom-shape>
        <draw:custom-shape draw:style-name="gr9" draw:text-style-name="P10" xml:id="id10" draw:id="id10" draw:layer="layout" svg:width="2.54cm" svg:height="1.27cm" svg:x="14.335cm" svg:y="16.557cm">
          <text:p text:style-name="P1">assign</text:p>
          <draw:enhanced-geometry svg:viewBox="0 0 21600 21600" draw:type="rectangle" draw:enhanced-path="M 0 0 L 21600 0 21600 21600 0 21600 0 0 Z N"/>
        </draw:custom-shape>
        <draw:custom-shape draw:style-name="gr4" draw:text-style-name="P3" xml:id="id12" draw:id="id12" draw:layer="layout" svg:width="3.175cm" svg:height="1.905cm" svg:x="12.112cm" svg:y="19.731cm">
          <text:p text:style-name="P1">variable</text:p>
          <text:p text:style-name="P1">name: a</text:p>
          <draw:enhanced-geometry svg:viewBox="0 0 21600 21600" draw:type="rectangle" draw:enhanced-path="M 0 0 L 21600 0 21600 21600 0 21600 0 0 Z N"/>
        </draw:custom-shape>
        <draw:custom-shape draw:style-name="gr10" draw:text-style-name="P2" xml:id="id13" draw:id="id13" draw:layer="layout" svg:width="3.493cm" svg:height="1.905cm" svg:x="15.604cm" svg:y="19.731cm">
          <text:p text:style-name="P1">binary op</text:p>
          <text:p text:style-name="P1">op: -</text:p>
          <draw:enhanced-geometry svg:viewBox="0 0 21600 21600" draw:type="rectangle" draw:enhanced-path="M 0 0 L 21600 0 21600 21600 0 21600 0 0 Z N"/>
        </draw:custom-shape>
        <draw:custom-shape draw:style-name="gr4" draw:text-style-name="P3" xml:id="id14" draw:id="id14" draw:layer="layout" svg:width="3.175cm" svg:height="1.905cm" svg:x="14.017cm" svg:y="24.176cm">
          <text:p text:style-name="P1">variable</text:p>
          <text:p text:style-name="P1">name: a</text:p>
          <draw:enhanced-geometry svg:viewBox="0 0 21600 21600" draw:type="rectangle" draw:enhanced-path="M 0 0 L 21600 0 21600 21600 0 21600 0 0 Z N"/>
        </draw:custom-shape>
        <draw:custom-shape draw:style-name="gr4" draw:text-style-name="P3" xml:id="id15" draw:id="id15" draw:layer="layout" svg:width="3.175cm" svg:height="1.905cm" svg:x="17.509cm" svg:y="24.176cm">
          <text:p text:style-name="P1">variable</text:p>
          <text:p text:style-name="P1">name: b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3.699cm" svg:y1="19.731cm" svg:x2="15.605cm" svg:y2="17.827cm" draw:start-shape="id12" draw:start-glue-point="0" draw:end-shape="id10" draw:end-glue-point="2" svg:d="M13699 19731l1906-1904" svg:viewBox="0 0 1907 1905">
          <text:p/>
        </draw:connector>
        <draw:connector draw:style-name="gr6" draw:text-style-name="P5" draw:layer="layout" draw:type="line" svg:x1="15.605cm" svg:y1="17.827cm" svg:x2="17.35cm" svg:y2="19.731cm" draw:start-shape="id10" draw:start-glue-point="2" draw:end-shape="id13" draw:end-glue-point="0" svg:d="M15605 17827l1745 1904" svg:viewBox="0 0 1746 1905">
          <text:p/>
        </draw:connector>
        <draw:connector draw:style-name="gr6" draw:text-style-name="P5" draw:layer="layout" draw:type="line" svg:x1="17.35cm" svg:y1="21.636cm" svg:x2="15.604cm" svg:y2="24.176cm" draw:start-shape="id13" draw:start-glue-point="2" draw:end-shape="id14" draw:end-glue-point="0" svg:d="M17350 21636l-1746 2540" svg:viewBox="0 0 1747 2541">
          <text:p/>
        </draw:connector>
        <draw:connector draw:style-name="gr6" draw:text-style-name="P5" draw:layer="layout" draw:type="line" svg:x1="17.35cm" svg:y1="21.636cm" svg:x2="19.096cm" svg:y2="24.176cm" draw:start-shape="id13" draw:start-glue-point="2" draw:end-shape="id15" draw:end-glue-point="0" svg:d="M17350 21636l1746 2540" svg:viewBox="0 0 1747 2541">
          <text:p/>
        </draw:connector>
        <draw:custom-shape draw:style-name="gr11" draw:text-style-name="P10" xml:id="id11" draw:id="id11" draw:layer="layout" svg:width="4.128cm" svg:height="1.27cm" svg:x="23.541cm" svg:y="16.557cm">
          <text:p text:style-name="P1">assign</text:p>
          <draw:enhanced-geometry svg:viewBox="0 0 21600 21600" draw:type="rectangle" draw:enhanced-path="M 0 0 L 21600 0 21600 21600 0 21600 0 0 Z N"/>
        </draw:custom-shape>
        <draw:custom-shape draw:style-name="gr4" draw:text-style-name="P3" xml:id="id16" draw:id="id16" draw:layer="layout" svg:width="3.175cm" svg:height="1.905cm" svg:x="22.272cm" svg:y="19.733cm">
          <text:p text:style-name="P1">variable</text:p>
          <text:p text:style-name="P1">name: a</text:p>
          <draw:enhanced-geometry svg:viewBox="0 0 21600 21600" draw:type="rectangle" draw:enhanced-path="M 0 0 L 21600 0 21600 21600 0 21600 0 0 Z N"/>
        </draw:custom-shape>
        <draw:custom-shape draw:style-name="gr10" draw:text-style-name="P2" xml:id="id17" draw:id="id17" draw:layer="layout" svg:width="3.493cm" svg:height="1.905cm" svg:x="25.764cm" svg:y="19.733cm">
          <text:p text:style-name="P1">binary op</text:p>
          <text:p text:style-name="P1">op: -</text:p>
          <draw:enhanced-geometry svg:viewBox="0 0 21600 21600" draw:type="rectangle" draw:enhanced-path="M 0 0 L 21600 0 21600 21600 0 21600 0 0 Z N"/>
        </draw:custom-shape>
        <draw:custom-shape draw:style-name="gr12" draw:text-style-name="P3" xml:id="id18" draw:id="id18" draw:layer="layout" svg:width="3.175cm" svg:height="1.905cm" svg:x="24.177cm" svg:y="24.178cm">
          <text:p text:style-name="P1">variable</text:p>
          <text:p text:style-name="P1">name: a</text:p>
          <draw:enhanced-geometry svg:viewBox="0 0 21600 21600" draw:type="rectangle" draw:enhanced-path="M 0 0 L 21600 0 21600 21600 0 21600 0 0 Z N"/>
        </draw:custom-shape>
        <draw:custom-shape draw:style-name="gr4" draw:text-style-name="P3" xml:id="id19" draw:id="id19" draw:layer="layout" svg:width="3.175cm" svg:height="1.905cm" svg:x="27.669cm" svg:y="24.178cm">
          <text:p text:style-name="P1">variable</text:p>
          <text:p text:style-name="P1">name: b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23.859cm" svg:y1="19.733cm" svg:x2="25.605cm" svg:y2="17.827cm" draw:start-shape="id16" draw:start-glue-point="0" draw:end-shape="id11" draw:end-glue-point="2" svg:d="M23859 19733l1746-1906" svg:viewBox="0 0 1747 1907">
          <text:p/>
        </draw:connector>
        <draw:connector draw:style-name="gr6" draw:text-style-name="P5" draw:layer="layout" draw:type="line" svg:x1="25.605cm" svg:y1="17.827cm" svg:x2="27.51cm" svg:y2="19.733cm" draw:start-shape="id11" draw:start-glue-point="2" draw:end-shape="id17" draw:end-glue-point="0" svg:d="M25605 17827l1905 1906" svg:viewBox="0 0 1906 1907">
          <text:p/>
        </draw:connector>
        <draw:connector draw:style-name="gr6" draw:text-style-name="P5" draw:layer="layout" draw:type="line" svg:x1="27.51cm" svg:y1="21.638cm" svg:x2="25.764cm" svg:y2="24.178cm" draw:start-shape="id17" draw:start-glue-point="2" draw:end-shape="id18" draw:end-glue-point="0" svg:d="M27510 21638l-1746 2540" svg:viewBox="0 0 1747 2541">
          <text:p/>
        </draw:connector>
        <draw:connector draw:style-name="gr6" draw:text-style-name="P5" draw:layer="layout" draw:type="line" svg:x1="27.51cm" svg:y1="21.638cm" svg:x2="29.256cm" svg:y2="24.178cm" draw:start-shape="id17" draw:start-glue-point="2" draw:end-shape="id19" draw:end-glue-point="0" svg:d="M27510 21638l1746 2540" svg:viewBox="0 0 1747 2541">
          <text:p/>
        </draw:connector>
        <draw:connector draw:style-name="gr6" draw:text-style-name="P5" draw:layer="layout" draw:type="line" svg:x1="4.492cm" svg:y1="19.732cm" svg:x2="6.238cm" svg:y2="18.145cm" draw:start-shape="id20" draw:start-glue-point="0" draw:end-shape="id9" draw:end-glue-point="2" svg:d="M4492 19732l1746-1587" svg:viewBox="0 0 1747 1588">
          <text:p/>
        </draw:connector>
        <draw:connector draw:style-name="gr6" draw:text-style-name="P5" draw:layer="layout" draw:type="line" svg:x1="7.984cm" svg:y1="19.732cm" svg:x2="6.238cm" svg:y2="18.145cm" draw:start-shape="id21" draw:start-glue-point="0" draw:end-shape="id9" draw:end-glue-point="2" svg:d="M7984 19732l-1746-1587" svg:viewBox="0 0 1747 1588">
          <text:p/>
        </draw:connector>
        <draw:custom-shape draw:style-name="gr13" draw:text-style-name="P12" draw:layer="layout" svg:width="3.81cm" svg:height="1.587cm" draw:transform="rotate (0.575958653158129) translate (6.147cm 7.924cm)">
          <text:p text:style-name="P11"><text:span text:style-name="T1">cond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3.81cm" svg:height="1.587cm" draw:transform="rotate (-0.855211333477222) translate (12.414cm 6.696cm)">
          <text:p text:style-name="P1">bod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3.81cm" svg:height="1.587cm" draw:transform="rotate (0.261799387799149) translate (7.574cm 14.724cm)">
          <text:p text:style-name="P1">condi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3.81cm" svg:height="1.587cm" draw:transform="rotate (-1.5707963267949) translate (16.874cm 13.382cm)">
          <text:p text:style-name="P1">if-bod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3.81cm" svg:height="1.587cm" draw:transform="rotate (-0.279252680319093) translate (18.605cm 13.318cm)">
          <text:p text:style-name="P1">else-bod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1.906cm" svg:height="0.953cm" draw:transform="rotate (-1.5707963267949) translate (21.002cm 7.349cm)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906cm" svg:height="0.953cm" draw:transform="rotate (-1.5707963267949) translate (9.255cm 8.937cm)">
          <text:p text:style-name="P1">bool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906cm" svg:height="0.953cm" draw:transform="rotate (-1.5707963267949) translate (8.938cm 16.24cm)">
          <text:p text:style-name="P1">bool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906cm" svg:height="0.953cm" draw:transform="rotate (-1.5707963267949) translate (2.905cm 12.111cm)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906cm" svg:height="0.953cm" draw:transform="rotate (-1.5707963267949) translate (11.16cm 12.112cm)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906cm" svg:height="0.953cm" draw:transform="rotate (-1.5707963267949) translate (22.272cm 19.733cm)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906cm" svg:height="0.953cm" draw:transform="rotate (-1.5707963267949) translate (30.209cm 19.732cm)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906cm" svg:height="0.953cm" draw:transform="rotate (-1.5707963267949) translate (31.797cm 24.178cm)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906cm" svg:height="0.953cm" draw:transform="rotate (-1.5707963267949) translate (24.177cm 24.177cm)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906cm" svg:height="0.953cm" draw:transform="rotate (-1.5707963267949) translate (21.638cm 24.177cm)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906cm" svg:height="0.953cm" draw:transform="rotate (-1.5707963267949) translate (14.017cm 24.176cm)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906cm" svg:height="0.953cm" draw:transform="rotate (-1.5707963267949) translate (20.049cm 19.731cm)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906cm" svg:height="0.953cm" draw:transform="rotate (-1.5707963267949) translate (12.112cm 19.731cm)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906cm" svg:height="0.953cm" draw:transform="rotate (-1.5707963267949) translate (10.525cm 19.732cm)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906cm" svg:height="0.953cm" draw:transform="rotate (-1.5707963267949) translate (2.905cm 19.731cm)">
          <text:p text:style-name="P1">i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nter Medium" svg:font-family="'Inter Mediu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7:10:55.404422613</meta:creation-date>
    <meta:generator>LibreOffice/7.4.7.2$Linux_X86_64 LibreOffice_project/40$Build-2</meta:generator>
    <dc:date>2024-09-25T17:49:10.709332969</dc:date>
    <meta:editing-duration>PT36M2S</meta:editing-duration>
    <meta:editing-cycles>95</meta:editing-cycles>
    <meta:document-statistic meta:object-count="61"/>
  </office:meta>
</office:document-meta>
</file>